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729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2.43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1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Plan name</text:p>
          </table:table-cell>
          <table:table-cell office:value-type="string">
            <text:p>SuhbsPla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un name is Plan name + date time)</text:p>
          </table:table-cell>
          <table:table-cell/>
          <table:table-cell office:value-type="string">
            <text:p>root file nam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Notes:</text:p>
          </table:table-cell>
          <table:table-cell table:style-name="ce4" office:value-type="string">
            <text:p>Each lane is a thread</text:p>
          </table:table-cell>
          <table:table-cell table:style-name="ce4" table:number-columns-repeated="5"/>
          <table:table-cell table:style-name="ce6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Each lane can be cloned. So the same lane will be done in parallel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Lane has n number of tasks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Each task can be repeated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After all tasks are done the lane can be repeated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We can interrupt a plan from core – tell all agents to stop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2">
          <table:table-cell table:style-name="ce2"/>
          <table:table-cell office:value-type="string">
            <text:p>Each lane is assigned to one Agent-runner set type (exampe one type can be “API-HTTP” andother can be “API-HTTP-SEL” and another can be “SQUISH”)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Cloned lanes run on similar runner type on same agent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After completing a lane it can be repeated n number of times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Each iteration of each task will have its own report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Summary report will have totals of :agents, total test cases, fail/ pass/ skipped. With link to each lane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2"/>
          <table:table-cell office:value-type="string">
            <text:p>ALL Runner types have CORE runner implicitly (to run a .sql or send an email or reload reusable string data)</text:p>
          </table:table-cell>
          <table:table-cell table:number-columns-repeated="5"/>
          <table:table-cell table:style-name="ce7"/>
        </table:table-row>
        <table:table-row table:style-name="ro1" table:number-rows-repeated="3">
          <table:table-cell table:style-name="ce2"/>
          <table:table-cell table:number-columns-repeated="6"/>
          <table:table-cell table:style-name="ce7"/>
        </table:table-row>
        <table:table-row table:style-name="ro1">
          <table:table-cell table:style-name="ce3"/>
          <table:table-cell table:style-name="ce5" table:number-columns-repeated="6"/>
          <table:table-cell table:style-name="ce8"/>
        </table:table-row>
        <table:table-row table:style-name="ro1" table:number-rows-repeated="42">
          <table:table-cell table:number-columns-repeated="8"/>
        </table:table-row>
        <table:table-row table:style-name="ro1">
          <table:table-cell/>
          <table:table-cell office:value-type="string">
            <text:p>PERSIST RUNRESULT D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nfi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ER DOC &amp; INSTALLA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LS-&gt; D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PRING MVC -&gt; WEB</text:p>
          </table:table-cell>
          <table:table-cell table:number-columns-repeated="6"/>
        </table:table-row>
      </table:table>
      <table:table table:name="lane1" table:style-name="ta1" table:print="false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ne</text:p>
          </table:table-cell>
          <table:table-cell office:value-type="string">
            <text:p>repeat lane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string">
            <text:p>Clone</text:p>
          </table:table-cell>
          <table:table-cell office:value-type="float" office:value="99">
            <office:annotation draw:style-name="gr1" draw:text-style-name="P1" svg:width="2.899cm" svg:height="0.991cm" svg:x="16.406cm" svg:y="0cm" draw:caption-point-x="-0.61cm" draw:caption-point-y="0.01cm">
              <dc:date>2013-08-22T00:00:00</dc:date>
              <text:p text:style-name="P1"><text:span text:style-name="T1">0 if no clones – only 1 lane</text:span></text:p>
            </office:annotation>
            <text:p>99</text:p>
          </table:table-cell>
          <table:table-cell/>
          <table:table-cell office:value-type="string">
            <text:p>Agent1</text:p>
          </table:table-cell>
          <table:table-cell office:value-type="string">
            <text:p>Runner type</text:p>
          </table:table-cell>
          <table:table-cell office:value-type="string">
            <text:p>SEL-API-HTTP1</text:p>
          </table:table-cell>
        </table:table-row>
        <table:table-row table:style-name="ro3">
          <table:table-cell office:value-type="string">
            <text:p>Task</text:p>
          </table:table-cell>
          <table:table-cell office:value-type="string">
            <text:p>Test Suites</text:p>
          </table:table-cell>
          <table:table-cell office:value-type="string">
            <text:p>data set</text:p>
          </table:table-cell>
          <table:table-cell office:value-type="string">
            <text:p>Repeat</text:p>
          </table:table-cell>
          <table:table-cell office:value-type="string">
            <text:p>Tags to run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/data/d/1.xls</text:p>
          </table:table-cell>
          <table:table-cell office:value-type="string">
            <text:p>shana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/data/d/2.xls</text:p>
          </table:table-cell>
          <table:table-cell office:value-type="string">
            <text:p>rajesh</text:p>
          </table:table-cell>
          <table:table-cell/>
          <table:table-cell office:value-type="string">
            <text:p>performance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/data/d/1.xls</text:p>
          </table:table-cell>
          <table:table-cell table:number-columns-repeated="9"/>
        </table:table-row>
      </table:table>
      <table:table table:name="lane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Lane</text:p>
          </table:table-cell>
          <table:table-cell office:value-type="string">
            <text:p>repeat lane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Clone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Runner type</text:p>
          </table:table-cell>
          <table:table-cell office:value-type="string">
            <text:p>API-HTTP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Test Suites</text:p>
          </table:table-cell>
          <table:table-cell office:value-type="string">
            <text:p>Agent</text:p>
          </table:table-cell>
          <table:table-cell office:value-type="string">
            <text:p>Runner</text:p>
          </table:table-cell>
          <table:table-cell office:value-type="string">
            <text:p>data set</text:p>
          </table:table-cell>
          <table:table-cell office:value-type="string">
            <text:p>Repea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/data/d/3.xls</text:p>
          </table:table-cell>
          <table:table-cell office:value-type="string">
            <text:p>agent2</text:p>
          </table:table-cell>
          <table:table-cell office:value-type="string">
            <text:p>Runner-3</text:p>
          </table:table-cell>
          <table:table-cell office:value-type="string">
            <text:p>Devices-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/data/d/6.xls</text:p>
          </table:table-cell>
          <table:table-cell office:value-type="string">
            <text:p>agent4</text:p>
          </table:table-cell>
          <table:table-cell office:value-type="string">
            <text:p>Runner-3</text:p>
          </table:table-cell>
          <table:table-cell office:value-type="string">
            <text:p>Reseller-5</text:p>
          </table:table-cell>
          <table:table-cell office:value-type="float" office:value="5">
            <text:p>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23/08/2013</text:date>, <text:time>20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52:18</meta:creation-date>
    <dc:date>2013-08-23T20:09:08</dc:date>
    <meta:editing-duration>P1DT6H46M35S</meta:editing-duration>
    <meta:editing-cycles>19</meta:editing-cycles>
    <meta:generator>OpenOffice.org/3.4.1$Unix OpenOffice.org_project/341m1$Build-9593</meta:generator>
    <meta:document-statistic meta:table-count="3" meta:cell-count="71" meta:object-count="0"/>
  </office:meta>
</office:document-meta>
</file>